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text-position="33% 80%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generación beat</text:p>
      <text:p text:style-name="Standard">by Cook, Bruce .</text:p>
      <text:p text:style-name="Standard">Type: book Book; Format: print ; Literary form: not fiction Publisher: Barcelona, España : Barral, 1974. Availability: Copies available for loan: Biblioteca Pública Central Simón Rodríguez [ ] (1), Libros y Folletos [CAF5562 ] (2). Actions: </text:p>
      <text:p text:style-name="Standard"/>
      <text:p text:style-name="Standard">Normal View MARC View ISBD View</text:p>
      <text:p text:style-name="Standard">Allen Ginsberg [entrevista] / [videograbación] :</text:p>
      <text:p text:style-name="Standard">by Ginsberg, Allen ; Laing, Ronald David .Institute of Contemporany Arts</text:p>
      <text:p text:style-name="Standard">Type: materialTypeLabelVisual MaterialSeries: Writers in Conversation ; 16 .Publisher: Londres : <text:s/>ICA, [1991?] .Description: 1 videocasete (VHS) (50 min.) : son., col. ; 1/2 plg .Subject(s): Ginsberg, Allen, 1926-1997 -- Entrevistas -- Videograbaciones | Poetas estadounidenses -- Siglo XX -- Videograbaciones Summary: Entrevista realizada al escritor Allen Ginsberg, literato y poeta lirico conservador del espiritu revolucionario. Sus obras están inspiradas en las emociones del mundo secreto en que vivimos, la delicadeza y la sensibilidad que poseemos.</text:p>
      <text:p text:style-name="Standard">En col, V-249</text:p>
      <text:p text:style-name="Standard"/>
      <text:p text:style-name="Standard">Decadentismo</text:p>
      <text:list xml:id="list1454734152" text:style-name="L1">
        <text:list-item>
          <text:p text:style-name="P3"><text:bookmark text:name="cite_note-Stephan1974-0"/><text:a xlink:type="simple" xlink:href="http://en.wikipedia.org/wiki/Decadent_movement#cite_ref-Stephan1974_0-0"><text:span text:style-name="T1">^</text:span></text:a> Philip Stephan (1974). <text:a xlink:type="simple" xlink:href="http://books.google.com/books?id=hRoNAQAAIAAJ&amp;pg=PA165"><text:span text:style-name="T2">Paul Verlaine and the Decadence, 1882-90</text:span></text:a>. Manchester University Press ND. p. 165. <text:a xlink:type="simple" xlink:href="http://en.wikipedia.org/wiki/International_Standard_Book_Number">ISBN</text:a> <text:a xlink:type="simple" xlink:href="http://en.wikipedia.org/wiki/Special:BookSources/978-0-7190-0562-6">978-0-7190-0562-6</text:a>. Retrieved 16 April 2012. </text:p>
        </text:list-item>
        <text:list-item>
          <text:p text:style-name="P3"><text:bookmark text:name="cite_note-1"/><text:a xlink:type="simple" xlink:href="http://en.wikipedia.org/wiki/Decadent_movement#cite_ref-1"><text:span text:style-name="T1">^</text:span></text:a> <text:a xlink:type="simple" xlink:href="http://www.bc.edu/bc_org/avp/cas/fnart/symbolist/texts/decadence_chronology.html">A Chronology</text:a>, retrieved December 24, 2009 </text:p>
        </text:list-item>
        <text:list-item>
          <text:p text:style-name="P3"><text:bookmark text:name="cite_note-Weir1995-2"/>^ <text:a xlink:type="simple" xlink:href="http://en.wikipedia.org/wiki/Decadent_movement#cite_ref-Weir1995_2-0"><text:span text:style-name="T3">a</text:span></text:a> <text:a xlink:type="simple" xlink:href="http://en.wikipedia.org/wiki/Decadent_movement#cite_ref-Weir1995_2-1"><text:span text:style-name="T3">b</text:span></text:a> David Weir (1995). <text:a xlink:type="simple" xlink:href="http://books.google.com/books?id=WOb26cxGBfMC&amp;pg=PA16"><text:span text:style-name="T2">Decadence and the Making of Modernism</text:span></text:a>. Univ of Massachusetts Press. p. 16. <text:a xlink:type="simple" xlink:href="http://en.wikipedia.org/wiki/International_Standard_Book_Number">ISBN</text:a> <text:a xlink:type="simple" xlink:href="http://en.wikipedia.org/wiki/Special:BookSources/978-0-87023-992-2">978-0-87023-992-2</text:a>. Retrieved 16 April 2012. </text:p>
        </text:list-item>
        <text:list-item>
          <text:p text:style-name="P1"><text:bookmark text:name="cite_note-3"/><text:a xlink:type="simple" xlink:href="http://en.wikipedia.org/wiki/Decadent_movement#cite_ref-3"><text:span text:style-name="T1">^</text:span></text:a> <text:a xlink:type="simple" xlink:href="http://www.studiocleo.com/librarie/baudelaire/essay.html"><text:span text:style-name="T2">Baudelaire and the Decadent Movement</text:span></text:a> by <text:a xlink:type="simple" xlink:href="http://en.wikipedia.org/wiki/Paul_Bourget">Paul Bourget</text:a>, retrieved December 24, 2009 </text:p>
        </text:list-item>
      </text:list>
      <text:list xml:id="list2102701861" text:style-name="L2">
        <text:list-item>
          <text:p text:style-name="P4"><text:a xlink:type="simple" xlink:href="http://en.wikipedia.org/wiki/Mario_Praz">Mario Praz</text:a>, <text:a xlink:type="simple" xlink:href="http://en.wikipedia.org/w/index.php?title=The_Romantic_Agony&amp;action=edit&amp;redlink=1"><text:span text:style-name="T2">The Romantic Agony</text:span></text:a>, 1930 <text:a xlink:type="simple" xlink:href="http://en.wikipedia.org/wiki/Special:BookSources/0192810618">ISBN 0-19-281061-8</text:a> </text:p>
        </text:list-item>
        <text:list-item>
          <text:p text:style-name="P2"><text:a xlink:type="simple" xlink:href="http://en.wikipedia.org/wiki/Philippe_Jullian">Philippe Jullian</text:a>, <text:span text:style-name="T2">Esthétes et Magiciens</text:span> 1969; <text:span text:style-name="T2">Dreamers of Decadence</text:span>, 1971. </text:p>
        </text:list-item>
      </text:list>
      <text:p text:style-name="Standard"/>
      <text:p text:style-name="Standard"><text:span text:style-name="Emphasis">Ciencia Contra Irracionalismo</text:span> John Lewis</text:p>
      <text:p text:style-name="Standard"><text:span text:style-name="Emphasis">El irracionalismo poético. El símbolo</text:span> (1979), Carlos Bousoño</text:p>
      <text:p text:style-name="Standard">Popper : cientificismo e irracionalismo</text:p>
      <text:p text:style-name="Standard"/>
      <text:p text:style-name="Standard">Robert George Reisner, <text:bookmark text:name="btAsinTitle"/>Nostalgia de Charlie Parker: La historia de Bird </text:p>
      <text:p text:style-name="Standard"/>
      <text:p text:style-name="Text_20_body">Los poetas que cayeron del cielo: la Generación Beat comentada y en su propia voz</text:p>
      <text:p text:style-name="Text_20_body">la poesia de los decadentes ramon marinez de pinillos</text:p>
      <text:p text:style-name="Text_20_body">Baudelaire judged by spanish critics 1857-1957, William F Aggeler</text:p>
      <text:p text:style-name="Text_20_body">Beat days: Visiones para jovenes incorregibles: días Beat, Miguel Grinberg.</text:p>
      <text:p text:style-name="Standard"/>
      <text:p text:style-name="Standard"><text:a xlink:type="simple" xlink:href="http://www.scribd.com/doc/4983544/Camps-Assumpta-Historia-de-la-literatura-italiana-contemporanea-Vol-2">http://www.scribd.com/doc/4983544/Camps-Assumpta-Historia-de-la-literatura-italiana-contemporanea-Vol-2</text:a></text:p>
      <text:p text:style-name="Standard"/>
      <text:p text:style-name="Standard"><text:a xlink:type="simple" xlink:href="http://es.wikipedia.org/wiki/Jack_Kerouac">http://es.wikipedia.org/wiki/Jack_Kerouac</text:a></text:p>
      <text:p text:style-name="Standard"><text:a xlink:type="simple" xlink:href="http://es.wikipedia.org/wiki/William_Burroughs">http://es.wikipedia.org/wiki/William_Burroughs</text:a></text:p>
      <text:p text:style-name="Standard"><text:a xlink:type="simple" xlink:href="http://es.wikipedia.org/wiki/Gregory_Corso">http://es.wikipedia.org/wiki/Gregory_Corso</text:a></text:p>
      <text:p text:style-name="Standard"><text:a xlink:type="simple" xlink:href="http://es.wikipedia.org/wiki/Lawrence_Ferlinghetti">http://es.wikipedia.org/wiki/Lawrence_Ferlinghetti</text:a></text:p>
      <text:p text:style-name="Standard"><text:a xlink:type="simple" xlink:href="http://es.wikipedia.org/wiki/Gary_Snyder">http://es.wikipedia.org/wiki/Gary_Snyder</text:a></text:p>
      <text:p text:style-name="Standard"><text:soft-page-break/><text:a xlink:type="simple" xlink:href="http://es.wikipedia.org/wiki/Thomas_Pynchon">http://es.wikipedia.org/wiki/Thomas_Pynchon</text:a></text:p>
      <text:p text:style-name="Standard"><text:a xlink:type="simple" xlink:href="http://en.wikipedia.org/wiki/Robert_Coover">http://en.wikipedia.org/wiki/Robert_Coover</text:a></text:p>
      <text:p text:style-name="Standard"><text:a xlink:type="simple" xlink:href="http://es.wikipedia.org/wiki/J._D._Salinger">http://es.wikipedia.org/wiki/J._D._Salinger</text:a></text:p>
      <text:p text:style-name="Standard"><text:a xlink:type="simple" xlink:href="http://es.wikipedia.org/wiki/Antonio_de_Hoyos_y_Vinent">http://es.wikipedia.org/wiki/Antonio_de_Hoyos_y_Vinent</text:a></text:p>
      <text:p text:style-name="Standard"><text:a xlink:type="simple" xlink:href="http://es.wikipedia.org/wiki/Raymond_Carver">http://es.wikipedia.org/wiki/Raymond_Carver</text:a></text:p>
      <text:p text:style-name="Standard"><text:a xlink:type="simple" xlink:href="http://es.wikipedia.org/wiki/David_Leavitt">http://es.wikipedia.org/wiki/David_Leavitt</text:a></text:p>
      <text:p text:style-name="Standard"><text:a xlink:type="simple" xlink:href="http://es.wikipedia.org/wiki/John_Osborne">http://es.wikipedia.org/wiki/John_Osborne</text:a></text:p>
      <text:p text:style-name="Standard"/>
      <text:p text:style-name="Standard"/>
      <text:p text:style-name="Standard"/>
      <text:p text:style-name="Standard"><text:a xlink:type="simple" xlink:href="http://books.google.co.ve/books?id=8DM7m6CgsaMC&amp;lpg=PA130&amp;ots=XtACFjuypK&amp;dq=decadentismo%20irracionalismo&amp;pg=PP1#v=onepage&amp;q=decadentismo%20irracionalismo&amp;f=false">http://books.google.co.ve/books?id=8DM7m6CgsaMC&amp;lpg=PA130&amp;ots=XtACFjuypK&amp;dq=decadentismo%20irracionalismo&amp;pg=PP1#v=onepage&amp;q=decadentismo%20irracionalismo&amp;f=false</text:a></text:p>
      <text:p text:style-name="Standard"/>
      <text:p text:style-name="Standard"><text:a xlink:type="simple" xlink:href="http://books.google.co.ve/books?id=3Lpqyryb2IIC&amp;lpg=PA261&amp;ots=mkEhQ9AlKQ&amp;dq=decadentismo%20irracionalismo&amp;pg=PP1#v=onepage&amp;q=decadentismo%20irracionalismo&amp;f=false">http://books.google.co.ve/books?id=3Lpqyryb2IIC&amp;lpg=PA261&amp;ots=mkEhQ9AlKQ&amp;dq=decadentismo%20irracionalismo&amp;pg=PP1#v=onepage&amp;q=decadentismo%20irracionalismo&amp;f=false</text:a></text:p>
      <text:p text:style-name="Standard"/>
      <text:p text:style-name="Standard"/>
      <text:p text:style-name="Standard">Películas</text:p>
      <text:p text:style-name="Standard"><text:a xlink:type="simple" xlink:href="http://es.wikipedia.org/wiki/I_Shot_Andy_Warhol">http://es.wikipedia.org/wiki/I_Shot_Andy_Warhol</text:a></text:p>
      <text:p text:style-name="Standard">What Happened to Kerouac- Documentary &amp; Extras</text:p>
      <text:p text:style-name="Standard"/>
      <text:p text:style-name="Standard">ed2k://|file|Dirty.Dancing.2.(Spanish).DVD-Rip.KVCD.by.Grup.AR_MI.(bajandodivx.com).mpg|819691068|1C91945A71CAD857F86D2C43E954830E|/</text:p>
      <text:p text:style-name="Standard">ed2k://|file|Descubriendo.a.Forrester.(Spanish).DVD-Rip.XviD-AC3.avi|1443727360|D17AFDF6FAC5BF09C4909F7F81029891|/</text:p>
      <text:p text:style-name="Standard">ed2k://|file|Conflicto.de.intereses.(Spanish).DVD-Rip.XviD-mp3.by.SDG.(sdg-es.com).avi|733933568|BF4C927774BBA82C0DFA1D76CBD1444C|/</text:p>
      <text:p text:style-name="Standard">ed2k://|file|The.Company.(Spanish).DVD-Rip.XviD-AC3.by.mantecas.(emulenim.net).avi|935337984|7A3E571936E9B9A3BE51F679D8D66E46|/</text:p>
      <text:p text:style-name="Standard">ed2k://|file|Vidas.Cruzadas.(Spanish.English.Catala).DVD-Rip.XviD-AC3.by.GCC.(centralclasico.com).avi|2148491264|1CD7D91AD71644CF99F36E77BA7C2F0B|/</text:p>
      <text:p text:style-name="Standard">ed2k://|file|El.Juego.de.Hollywood.(Spanish.English).DVD-Rip.XviD-AC3.by.GCC.(centralclasico.com).avi|1566738432|B5422F03E20AC2D33D6A666FED033FAA|/</text:p>
      <text:p text:style-name="Standard">ed2k://|file|El.Juego.de.Hollywood.(Subs..Es).by.GCC.(centralclasico.com).srt|163475|377A3C32C7BF660D1C72CE41C6C45DA3|/</text:p>
      <text:p text:style-name="Standard">ed2k://|file|Kansas.City.(Spanish.English).DVD-Rip.XviD-mp3.by.GCC.(centralclasico.com).avi|1517238272|CA0D2A4B2B9F83686DC8D3C668A21BC4|/</text:p>
      <text:p text:style-name="Standard">ed2k://|file|Kansas.City.(Subs..Es).by.GCC.(centralclasico.com).srt|98941|5C8B5E29AE87518625BCD7420594FA87|/</text:p>
      <text:p text:style-name="Standard">ed2k://|file|Gosford.Park.(2001).(Spanish.English).DVD-Rip.XviD-AC3.by.rodosky.(eliteclasicos.com).avi|1890942976|0D0723B48EB7AF5D9465F3C1C09E7291|/</text:p>
      <text:p text:style-name="Standard">ed2k://|file|Gosford.Park.(2001).(SUB-Spanish.English).by.rodosky.(eliteclasicos.com).rar|98848|A7F01E65D3DD8C31AE008238BAD099E7|/</text:p>
      <text:p text:style-name="Standard">ed2k://|file|M.A.S.H..(Spanish.English).DVD-Rip.XviD-mp3.by.mariscalfito.(proteinicos.es).avi|1464709120|5CA125B4A7E9CBB44EF46A4A14A2E9AF|/</text:p>
      <text:p text:style-name="Standard">ed2k://|file|M.A.S.H..(Subtitulos.Es).by.mariscalfito.(proteinicos.es).srt|108885|2B5B0055B35F05FF774D3D43F5FF4915|/</text:p>
      <text:p text:style-name="Standard"><text:soft-page-break/>ed2k://|file|El.Ultimo.Show.(Spanish).DVD-Rip.KVCD.(eliterat.com).mpg|821543580|84DAF7AD8A72DEBCB786F4AE037A6748|/</text:p>
      <text:p text:style-name="Standard">ed2k://|file|Popeye(Popeye,1980).(Spanish).DVD-DVB.XviD-mp3.by.Bloodyask.(terrorfantastioco.&amp;.hispacine).avi|1462829884|536D5A1F35ED0FD1CC9B3DB6A30ADC2B|/</text:p>
      <text:p text:style-name="Standard">ed2k://|file|Lantana.(2001).(Spanish.English).DVD-Rip.XviD-AC3.by.rodosky.(proteinicos.es).avi|1886912512|2EE458E430C3BD8B89DC1542C6201548|/</text:p>
      <text:p text:style-name="Standard">ed2k://|file|Lantana.(2001).SUB.Spanish.by.rodosky.(proteinicos.es).rar|24149|5536C331FD847342781162543FD5D227|/</text:p>
      <text:p text:style-name="Standard">ed2k://|file|Jindabyne.(2006).(Spanish..English).DVD-Rip.XviD-AC3.by.rodosky.(eliteclasicos.com).avi|1785792512|79AE253CBFEAD995780D2E1D79CBFC88|/</text:p>
      <text:p text:style-name="Standard">ed2k://|file|Jindabyne.(2006).SUB-Spanish.by.rodosky.(eliteclasicos.com).srt|71141|D1D8646122C28BA3711C91F8AA1D351B|/</text:p>
      <text:p text:style-name="Standard">ed2k://|file|Blade.Runner.International.Cut.1982.(Ed.Coleccionista).(Spanish.English).DVD-Rip.XviD-AC3.by.KoYoTeViL.(proteinicos.es).avi|1562947584|BCF934C2D6AB9DCF31A691DC15FDE54B|/</text:p>
      <text:p text:style-name="Standard">ed2k://|file|Blade.Runner.International.Cut.1982.(Ed.Coleccionista).(Subtitulos).by.KoYoTeViL.(proteinicos.es).rar|66182|394E9311BBD7DFA9486C4E7C7C1E21FC|/</text:p>
      <text:p text:style-name="Standard">ed2k://|file|Al.Final.de.la.Escapada.(Spanish.French).HDrip.XviD-AC3.by.FitoCorleone.(proteinicos.es).avi|1637695488|0B866B02181E50E529DD674CD0D650BF|/</text:p>
      <text:p text:style-name="Standard">ed2k://|file|Al.Final.de.la.Escapada.(Subtitulos.Es).by.FitoCorleone.(proteinicos.es).srt|70489|9501BA128C4483D417F81572E03C040C|/</text:p>
      <text:p text:style-name="Standard">ed2k://|file|Metropolis.(Silent.SpanishSUB).HDrip.XviD-AC3.by.Annaa.(emulesonic.com).avi|1623971840|77AA5631DBC5CF888AACB98284556D13|/</text:p>
      <text:p text:style-name="Standard">ed2k://|file|Metropolis.by.Annaa.(emulesonic.com).rar|19096|DA0D55949012284829804C6FFF8E52CA|/</text:p>
      <text:p text:style-name="Standard">ed2k://|file|El.Desprecio.(Le.Mepris).(1963).(Spanish.French).HDrip.XviD-AC3.by.FitoCorleone.(proteinicos.es).avi|1573564416|9A2F82526CBD77B8450F4C03CB1FAED2|/</text:p>
      <text:p text:style-name="Standard">ed2k://|file|El.Desprecio.(Le.Mepris).(1963)..(Subtitulos.Es).by.FitoCorleone.(proteinicos.es).srt|67214|996194CE4D3CD53F35CF27C84440533F|/</text:p>
      <text:p text:style-name="Standard">ed2k://|file|Une.Femme.Mariee.(French).HDrip.XviD-AC3.by.FitoCorleone.(proteinicos.es).avi|1597124608|65979EACFC2CDF2D6B6FE21FB11DC4A1|/</text:p>
      <text:p text:style-name="Standard">ed2k://|file|Une.Femme.Mariee.(Subtitulos.Esp).by.FitoCorleone.(proteinicos.es).srt|89242|87A2FAC517C001E5E32746220F8D8AC0|/</text:p>
      <text:p text:style-name="Standard">ed2k://|file|Pierrot.Le.Fou.(French).HDrip.XviD-AC3.by.FitoCorleone.(proteinicos.es).avi|1473637942|36D61974822E72564F258B32E644B959|/</text:p>
      <text:p text:style-name="Standard">ed2k://|file|Pierrot.Le.Fou.(Subtitulos.Esp).by.FitoCorleone.(proteinicos.es).srt|79833|56B612868ACF3D82A76F2C21C5CE7E2B|/</text:p>
      <text:p text:style-name="Standard">ed2k://|file|Amor.Idiota.(Spanish).DVD-Rip.XviD-mp3.by.ERG.(eliterips.com).avi|730236928|5D3F848C55CBCC67319F6168FB32C011|/</text:p>
      <text:p text:style-name="Standard">ed2k://|file|Animales.Heridos.(Spanish).DVD-Rip.KVCD.by.Grup.Todo.Morci_Rip.(morcidivx.com).mpg|821396884|C0D78E2E5AE4DD4CDCC607C8098E6FB6|/</text:p>
      <text:p text:style-name="Standard">ed2k://|file|Forasteros.(Spanish).DVD-Rip.XviD-AC3.by.CowboysGroup.(cowboysdelared.es).avi|1154009088|72FC1E8A223DD81DDFB9096E39B28D34|/</text:p>
      <text:p text:style-name="Standard">ed2k://|file|Que.t'hi.jugues,.Mari.Pili..-..Que.te.juegas,.Mari.Pili..(Catala..Spanish).DVD-Rip.XviD-mp3.by.PIZARRIN.(filibusteros.com).avi|1116127232|52826F1C22F0ED980663667BD716F569|/</text:p>
      <text:p text:style-name="Standard">ed2k://|file|Ocana,.retrat.intermitent.-.retrato.intermitente.(Spanish).DVD-Rip.XviD-AC3.by.PIZARRIN.(filibusteros.com).avi|1132535808|207C2135837D9F8CA0BC21F73EDBF03A|/</text:p>
      <text:p text:style-name="Standard">ed2k://|file|La.mujer.en.la.luna.(silent).DVD-Rip.XviD-AC3.by.araubi.(proteinicos.es).avi|2429247488|8D6B4118E1B422B3CB449F3F033BDAA5|/</text:p>
      <text:p text:style-name="Standard">ed2k://|file|La.mujer.en.la.luna.(Subtitulos.Es).by.araubi.(proteinicos.es).srt|31180|<text:soft-page-break/>B98E35DA932298FE4C403C27ED67B684|/</text:p>
      <text:p text:style-name="Standard">ed2k://|file|Gardenia.azul.(Spanish.English).DVD-Rip.XviD-mp3.by.Mercedes.avi|1494761472|84D63000336872255F1437EE47071EC0|/</text:p>
      <text:p text:style-name="Standard">ed2k://|file|Gardenia.azul.(Subs.Es).by.Mercedes.srt|81178|5D29A170FF716E6D9F9D713B803A9E51|/</text:p>
      <text:p text:style-name="Standard">ed2k://|file|Deseos.humanos.(Spanish.English).DVD-Rip.XviD-mp3.by.Mercedes.avi|1383639040|BC40DE2F247543756FF8E3CD7BF07913|/</text:p>
      <text:p text:style-name="Standard">ed2k://|file|Deseos.humanos.(Subs.es).by.Mercedes.srt|66853|52FBBCEB14E6508894ACD7B61EDDE1B6|/</text:p>
      <text:p text:style-name="Standard">ed2k://|file|Mientras.Nueva.York.duerme.(Fritz.Lang,1956).(Spanish.English).DVD-Rip.XviD-AC3.by.Marc27.(filibusteros.com).avi|1467789312|1F46EEF09B74EDCB0C3038F0B346DBE1|/</text:p>
      <text:p text:style-name="Standard">ed2k://|file|Mientras.Nueva.York.duerme.(1956).Subtitulos.Espanol.by.Marc27.(filibusteros.com).rar|36929|AEB97FB3CE0D1273515F4157AD8EFBAE|/</text:p>
      <text:p text:style-name="Standard">ed2k://|file|Mas.alla.de.la.duda.(Fritz.Lang,1956).(Spanish.English).DVD-Rip.XviD-AC3.by.Marc27.(filibusteros.com).avi|1826650112|86406C0F6FECE8E5BD042B51E4D9FDF4|/</text:p>
      <text:p text:style-name="Standard">ed2k://|file|Mas.alla.de.la.duda.(1956).Subtitulos.Espanol.by.Marc27.(filibusteros.com).rar|34042|951FF395D5574A44601095265C7DA41E|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Bitstream Vera Sans" style:font-size-asian="14pt" style:font-weight-asian="bold" style:font-name-complex="Free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Bitstream Vera Sans" style:font-size-asian="24pt" style:font-weight-asian="bold" style:font-name-complex="FreeSans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Bitstream Vera Sans" style:font-size-asian="10pt" style:font-weight-asian="bold" style:font-name-complex="FreeSans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erta </meta:initial-creator>
    <meta:creation-date>2012-04-29T10:35:02</meta:creation-date>
    <dc:date>2012-04-29T22:03:13</dc:date>
    <dc:creator>omerta </dc:creator>
    <meta:editing-duration>PT9H54M23S</meta:editing-duration>
    <meta:editing-cycles>7</meta:editing-cycles>
    <meta:generator>LibreOffice/3.4$Linux LibreOffice_project/340m1$Build-602</meta:generator>
    <meta:document-statistic meta:table-count="0" meta:image-count="0" meta:object-count="0" meta:page-count="4" meta:paragraph-count="87" meta:word-count="378" meta:character-count="9308" meta:non-whitespace-character-count="9014"/>
  </office:meta>
</office:document-meta>
</file>